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osn-muski-00-99-&quot; &amp; TEXT(ROW(); &quot;000&quot;)" office:value-type="string" office:string-value="br-osn-muski-00-99-001" calcext:value-type="string">
            <text:p>br-osn-muski-00-99-001</text:p>
          </table:table-cell>
          <table:table-cell office:value-type="string" calcext:value-type="string">
            <text:p>Нулти.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02" calcext:value-type="string">
            <text:p>br-osn-muski-00-99-002</text:p>
          </table:table-cell>
          <table:table-cell office:value-type="string" calcext:value-type="string">
            <text:p>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03" calcext:value-type="string">
            <text:p>br-osn-muski-00-99-003</text:p>
          </table:table-cell>
          <table:table-cell office:value-type="string" calcext:value-type="string">
            <text:p>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04" calcext:value-type="string">
            <text:p>br-osn-muski-00-99-004</text:p>
          </table:table-cell>
          <table:table-cell office:value-type="string" calcext:value-type="string">
            <text:p>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05" calcext:value-type="string">
            <text:p>br-osn-muski-00-99-005</text:p>
          </table:table-cell>
          <table:table-cell office:value-type="string" calcext:value-type="string">
            <text:p>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06" calcext:value-type="string">
            <text:p>br-osn-muski-00-99-006</text:p>
          </table:table-cell>
          <table:table-cell office:value-type="string" calcext:value-type="string">
            <text:p>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07" calcext:value-type="string">
            <text:p>br-osn-muski-00-99-007</text:p>
          </table:table-cell>
          <table:table-cell office:value-type="string" calcext:value-type="string">
            <text:p>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08" calcext:value-type="string">
            <text:p>br-osn-muski-00-99-008</text:p>
          </table:table-cell>
          <table:table-cell office:value-type="string" calcext:value-type="string">
            <text:p>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09" calcext:value-type="string">
            <text:p>br-osn-muski-00-99-009</text:p>
          </table:table-cell>
          <table:table-cell office:value-type="string" calcext:value-type="string">
            <text:p>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0" calcext:value-type="string">
            <text:p>br-osn-muski-00-99-010</text:p>
          </table:table-cell>
          <table:table-cell office:value-type="string" calcext:value-type="string">
            <text:p>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1" calcext:value-type="string">
            <text:p>br-osn-muski-00-99-011</text:p>
          </table:table-cell>
          <table:table-cell office:value-type="string" calcext:value-type="string">
            <text:p>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2" calcext:value-type="string">
            <text:p>br-osn-muski-00-99-012</text:p>
          </table:table-cell>
          <table:table-cell office:value-type="string" calcext:value-type="string">
            <text:p>Једа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3" calcext:value-type="string">
            <text:p>br-osn-muski-00-99-013</text:p>
          </table:table-cell>
          <table:table-cell office:value-type="string" calcext:value-type="string">
            <text:p>Два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4" calcext:value-type="string">
            <text:p>br-osn-muski-00-99-014</text:p>
          </table:table-cell>
          <table:table-cell office:value-type="string" calcext:value-type="string">
            <text:p>Три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5" calcext:value-type="string">
            <text:p>br-osn-muski-00-99-015</text:p>
          </table:table-cell>
          <table:table-cell office:value-type="string" calcext:value-type="string">
            <text:p>Четр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6" calcext:value-type="string">
            <text:p>br-osn-muski-00-99-016</text:p>
          </table:table-cell>
          <table:table-cell office:value-type="string" calcext:value-type="string">
            <text:p>Пет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7" calcext:value-type="string">
            <text:p>br-osn-muski-00-99-017</text:p>
          </table:table-cell>
          <table:table-cell office:value-type="string" calcext:value-type="string">
            <text:p>Шес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8" calcext:value-type="string">
            <text:p>br-osn-muski-00-99-018</text:p>
          </table:table-cell>
          <table:table-cell office:value-type="string" calcext:value-type="string">
            <text:p>Седам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19" calcext:value-type="string">
            <text:p>br-osn-muski-00-99-019</text:p>
          </table:table-cell>
          <table:table-cell office:value-type="string" calcext:value-type="string">
            <text:p>Осам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0" calcext:value-type="string">
            <text:p>br-osn-muski-00-99-020</text:p>
          </table:table-cell>
          <table:table-cell office:value-type="string" calcext:value-type="string">
            <text:p>Деветна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1" calcext:value-type="string">
            <text:p>br-osn-muski-00-99-021</text:p>
          </table:table-cell>
          <table:table-cell office:value-type="string" calcext:value-type="string">
            <text:p>Два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2" calcext:value-type="string">
            <text:p>br-osn-muski-00-99-022</text:p>
          </table:table-cell>
          <table:table-cell office:value-type="string" calcext:value-type="string">
            <text:p>Двадесет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3" calcext:value-type="string">
            <text:p>br-osn-muski-00-99-023</text:p>
          </table:table-cell>
          <table:table-cell office:value-type="string" calcext:value-type="string">
            <text:p>Двадесет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4" calcext:value-type="string">
            <text:p>br-osn-muski-00-99-024</text:p>
          </table:table-cell>
          <table:table-cell office:value-type="string" calcext:value-type="string">
            <text:p>Двадесет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5" calcext:value-type="string">
            <text:p>br-osn-muski-00-99-025</text:p>
          </table:table-cell>
          <table:table-cell office:value-type="string" calcext:value-type="string">
            <text:p>Двадесет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6" calcext:value-type="string">
            <text:p>br-osn-muski-00-99-026</text:p>
          </table:table-cell>
          <table:table-cell office:value-type="string" calcext:value-type="string">
            <text:p>Двадесет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7" calcext:value-type="string">
            <text:p>br-osn-muski-00-99-027</text:p>
          </table:table-cell>
          <table:table-cell office:value-type="string" calcext:value-type="string">
            <text:p>Двадесет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8" calcext:value-type="string">
            <text:p>br-osn-muski-00-99-028</text:p>
          </table:table-cell>
          <table:table-cell office:value-type="string" calcext:value-type="string">
            <text:p>Двадесет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29" calcext:value-type="string">
            <text:p>br-osn-muski-00-99-029</text:p>
          </table:table-cell>
          <table:table-cell office:value-type="string" calcext:value-type="string">
            <text:p>Двадесет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0" calcext:value-type="string">
            <text:p>br-osn-muski-00-99-030</text:p>
          </table:table-cell>
          <table:table-cell office:value-type="string" calcext:value-type="string">
            <text:p>Двадесет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1" calcext:value-type="string">
            <text:p>br-osn-muski-00-99-031</text:p>
          </table:table-cell>
          <table:table-cell office:value-type="string" calcext:value-type="string">
            <text:p>Двадесет и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2" calcext:value-type="string">
            <text:p>br-osn-muski-00-99-032</text:p>
          </table:table-cell>
          <table:table-cell office:value-type="string" calcext:value-type="string">
            <text:p>Двадесет и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3" calcext:value-type="string">
            <text:p>br-osn-muski-00-99-033</text:p>
          </table:table-cell>
          <table:table-cell office:value-type="string" calcext:value-type="string">
            <text:p>Двадесет и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4" calcext:value-type="string">
            <text:p>br-osn-muski-00-99-034</text:p>
          </table:table-cell>
          <table:table-cell office:value-type="string" calcext:value-type="string">
            <text:p>Двадесет и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5" calcext:value-type="string">
            <text:p>br-osn-muski-00-99-035</text:p>
          </table:table-cell>
          <table:table-cell office:value-type="string" calcext:value-type="string">
            <text:p>Двадесет и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6" calcext:value-type="string">
            <text:p>br-osn-muski-00-99-036</text:p>
          </table:table-cell>
          <table:table-cell office:value-type="string" calcext:value-type="string">
            <text:p>Двадесет и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7" calcext:value-type="string">
            <text:p>br-osn-muski-00-99-037</text:p>
          </table:table-cell>
          <table:table-cell office:value-type="string" calcext:value-type="string">
            <text:p>Двадесет и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8" calcext:value-type="string">
            <text:p>br-osn-muski-00-99-038</text:p>
          </table:table-cell>
          <table:table-cell office:value-type="string" calcext:value-type="string">
            <text:p>Двадесет и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39" calcext:value-type="string">
            <text:p>br-osn-muski-00-99-039</text:p>
          </table:table-cell>
          <table:table-cell office:value-type="string" calcext:value-type="string">
            <text:p>Двадесет и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0" calcext:value-type="string">
            <text:p>br-osn-muski-00-99-040</text:p>
          </table:table-cell>
          <table:table-cell office:value-type="string" calcext:value-type="string">
            <text:p>Три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1" calcext:value-type="string">
            <text:p>br-osn-muski-00-99-041</text:p>
          </table:table-cell>
          <table:table-cell office:value-type="string" calcext:value-type="string">
            <text:p>Тридесет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2" calcext:value-type="string">
            <text:p>br-osn-muski-00-99-042</text:p>
          </table:table-cell>
          <table:table-cell office:value-type="string" calcext:value-type="string">
            <text:p>Тридесет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3" calcext:value-type="string">
            <text:p>br-osn-muski-00-99-043</text:p>
          </table:table-cell>
          <table:table-cell office:value-type="string" calcext:value-type="string">
            <text:p>Тридесет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4" calcext:value-type="string">
            <text:p>br-osn-muski-00-99-044</text:p>
          </table:table-cell>
          <table:table-cell office:value-type="string" calcext:value-type="string">
            <text:p>Тридесет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5" calcext:value-type="string">
            <text:p>br-osn-muski-00-99-045</text:p>
          </table:table-cell>
          <table:table-cell office:value-type="string" calcext:value-type="string">
            <text:p>Тридесет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6" calcext:value-type="string">
            <text:p>br-osn-muski-00-99-046</text:p>
          </table:table-cell>
          <table:table-cell office:value-type="string" calcext:value-type="string">
            <text:p>Тридесет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7" calcext:value-type="string">
            <text:p>br-osn-muski-00-99-047</text:p>
          </table:table-cell>
          <table:table-cell office:value-type="string" calcext:value-type="string">
            <text:p>Тридесет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8" calcext:value-type="string">
            <text:p>br-osn-muski-00-99-048</text:p>
          </table:table-cell>
          <table:table-cell office:value-type="string" calcext:value-type="string">
            <text:p>Тридесет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49" calcext:value-type="string">
            <text:p>br-osn-muski-00-99-049</text:p>
          </table:table-cell>
          <table:table-cell office:value-type="string" calcext:value-type="string">
            <text:p>Тридесет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0" calcext:value-type="string">
            <text:p>br-osn-muski-00-99-050</text:p>
          </table:table-cell>
          <table:table-cell office:value-type="string" calcext:value-type="string">
            <text:p>Тридесет и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1" calcext:value-type="string">
            <text:p>br-osn-muski-00-99-051</text:p>
          </table:table-cell>
          <table:table-cell office:value-type="string" calcext:value-type="string">
            <text:p>Тридесет и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2" calcext:value-type="string">
            <text:p>br-osn-muski-00-99-052</text:p>
          </table:table-cell>
          <table:table-cell office:value-type="string" calcext:value-type="string">
            <text:p>Тридесет и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3" calcext:value-type="string">
            <text:p>br-osn-muski-00-99-053</text:p>
          </table:table-cell>
          <table:table-cell office:value-type="string" calcext:value-type="string">
            <text:p>Тридесет и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4" calcext:value-type="string">
            <text:p>br-osn-muski-00-99-054</text:p>
          </table:table-cell>
          <table:table-cell office:value-type="string" calcext:value-type="string">
            <text:p>Тридесет и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5" calcext:value-type="string">
            <text:p>br-osn-muski-00-99-055</text:p>
          </table:table-cell>
          <table:table-cell office:value-type="string" calcext:value-type="string">
            <text:p>Тридесет и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6" calcext:value-type="string">
            <text:p>br-osn-muski-00-99-056</text:p>
          </table:table-cell>
          <table:table-cell office:value-type="string" calcext:value-type="string">
            <text:p>Тридесет и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7" calcext:value-type="string">
            <text:p>br-osn-muski-00-99-057</text:p>
          </table:table-cell>
          <table:table-cell office:value-type="string" calcext:value-type="string">
            <text:p>Тридесет и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8" calcext:value-type="string">
            <text:p>br-osn-muski-00-99-058</text:p>
          </table:table-cell>
          <table:table-cell office:value-type="string" calcext:value-type="string">
            <text:p>Тридесет и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59" calcext:value-type="string">
            <text:p>br-osn-muski-00-99-059</text:p>
          </table:table-cell>
          <table:table-cell office:value-type="string" calcext:value-type="string">
            <text:p>Четр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0" calcext:value-type="string">
            <text:p>br-osn-muski-00-99-060</text:p>
          </table:table-cell>
          <table:table-cell office:value-type="string" calcext:value-type="string">
            <text:p>Четрдесет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1" calcext:value-type="string">
            <text:p>br-osn-muski-00-99-061</text:p>
          </table:table-cell>
          <table:table-cell office:value-type="string" calcext:value-type="string">
            <text:p>Четрдесет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2" calcext:value-type="string">
            <text:p>br-osn-muski-00-99-062</text:p>
          </table:table-cell>
          <table:table-cell office:value-type="string" calcext:value-type="string">
            <text:p>Четрдесет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3" calcext:value-type="string">
            <text:p>br-osn-muski-00-99-063</text:p>
          </table:table-cell>
          <table:table-cell office:value-type="string" calcext:value-type="string">
            <text:p>Четрдесет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4" calcext:value-type="string">
            <text:p>br-osn-muski-00-99-064</text:p>
          </table:table-cell>
          <table:table-cell office:value-type="string" calcext:value-type="string">
            <text:p>Четрдесет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5" calcext:value-type="string">
            <text:p>br-osn-muski-00-99-065</text:p>
          </table:table-cell>
          <table:table-cell office:value-type="string" calcext:value-type="string">
            <text:p>Четрдесет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6" calcext:value-type="string">
            <text:p>br-osn-muski-00-99-066</text:p>
          </table:table-cell>
          <table:table-cell office:value-type="string" calcext:value-type="string">
            <text:p>Четрдесет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7" calcext:value-type="string">
            <text:p>br-osn-muski-00-99-067</text:p>
          </table:table-cell>
          <table:table-cell office:value-type="string" calcext:value-type="string">
            <text:p>Четрдесет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8" calcext:value-type="string">
            <text:p>br-osn-muski-00-99-068</text:p>
          </table:table-cell>
          <table:table-cell office:value-type="string" calcext:value-type="string">
            <text:p>Четрдесет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69" calcext:value-type="string">
            <text:p>br-osn-muski-00-99-069</text:p>
          </table:table-cell>
          <table:table-cell office:value-type="string" calcext:value-type="string">
            <text:p>Четрдесет и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0" calcext:value-type="string">
            <text:p>br-osn-muski-00-99-070</text:p>
          </table:table-cell>
          <table:table-cell office:value-type="string" calcext:value-type="string">
            <text:p>Четрдесет и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1" calcext:value-type="string">
            <text:p>br-osn-muski-00-99-071</text:p>
          </table:table-cell>
          <table:table-cell office:value-type="string" calcext:value-type="string">
            <text:p>Четрдесет и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2" calcext:value-type="string">
            <text:p>br-osn-muski-00-99-072</text:p>
          </table:table-cell>
          <table:table-cell office:value-type="string" calcext:value-type="string">
            <text:p>Четрдесет и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3" calcext:value-type="string">
            <text:p>br-osn-muski-00-99-073</text:p>
          </table:table-cell>
          <table:table-cell office:value-type="string" calcext:value-type="string">
            <text:p>Четрдесет и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4" calcext:value-type="string">
            <text:p>br-osn-muski-00-99-074</text:p>
          </table:table-cell>
          <table:table-cell office:value-type="string" calcext:value-type="string">
            <text:p>Четрдесет и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5" calcext:value-type="string">
            <text:p>br-osn-muski-00-99-075</text:p>
          </table:table-cell>
          <table:table-cell office:value-type="string" calcext:value-type="string">
            <text:p>Четрдесет и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6" calcext:value-type="string">
            <text:p>br-osn-muski-00-99-076</text:p>
          </table:table-cell>
          <table:table-cell office:value-type="string" calcext:value-type="string">
            <text:p>Четрдесет и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7" calcext:value-type="string">
            <text:p>br-osn-muski-00-99-077</text:p>
          </table:table-cell>
          <table:table-cell office:value-type="string" calcext:value-type="string">
            <text:p>Четрдесет и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8" calcext:value-type="string">
            <text:p>br-osn-muski-00-99-078</text:p>
          </table:table-cell>
          <table:table-cell office:value-type="string" calcext:value-type="string">
            <text:p>Пе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79" calcext:value-type="string">
            <text:p>br-osn-muski-00-99-079</text:p>
          </table:table-cell>
          <table:table-cell office:value-type="string" calcext:value-type="string">
            <text:p>Педесет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0" calcext:value-type="string">
            <text:p>br-osn-muski-00-99-080</text:p>
          </table:table-cell>
          <table:table-cell office:value-type="string" calcext:value-type="string">
            <text:p>Педесет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1" calcext:value-type="string">
            <text:p>br-osn-muski-00-99-081</text:p>
          </table:table-cell>
          <table:table-cell office:value-type="string" calcext:value-type="string">
            <text:p>Педесет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2" calcext:value-type="string">
            <text:p>br-osn-muski-00-99-082</text:p>
          </table:table-cell>
          <table:table-cell office:value-type="string" calcext:value-type="string">
            <text:p>Педесет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3" calcext:value-type="string">
            <text:p>br-osn-muski-00-99-083</text:p>
          </table:table-cell>
          <table:table-cell office:value-type="string" calcext:value-type="string">
            <text:p>Педесет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4" calcext:value-type="string">
            <text:p>br-osn-muski-00-99-084</text:p>
          </table:table-cell>
          <table:table-cell office:value-type="string" calcext:value-type="string">
            <text:p>Педесет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5" calcext:value-type="string">
            <text:p>br-osn-muski-00-99-085</text:p>
          </table:table-cell>
          <table:table-cell office:value-type="string" calcext:value-type="string">
            <text:p>Педесет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6" calcext:value-type="string">
            <text:p>br-osn-muski-00-99-086</text:p>
          </table:table-cell>
          <table:table-cell office:value-type="string" calcext:value-type="string">
            <text:p>Педесет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7" calcext:value-type="string">
            <text:p>br-osn-muski-00-99-087</text:p>
          </table:table-cell>
          <table:table-cell office:value-type="string" calcext:value-type="string">
            <text:p>Педесет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8" calcext:value-type="string">
            <text:p>br-osn-muski-00-99-088</text:p>
          </table:table-cell>
          <table:table-cell office:value-type="string" calcext:value-type="string">
            <text:p>Педесет и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89" calcext:value-type="string">
            <text:p>br-osn-muski-00-99-089</text:p>
          </table:table-cell>
          <table:table-cell office:value-type="string" calcext:value-type="string">
            <text:p>Педесет и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0" calcext:value-type="string">
            <text:p>br-osn-muski-00-99-090</text:p>
          </table:table-cell>
          <table:table-cell office:value-type="string" calcext:value-type="string">
            <text:p>Педесет и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1" calcext:value-type="string">
            <text:p>br-osn-muski-00-99-091</text:p>
          </table:table-cell>
          <table:table-cell office:value-type="string" calcext:value-type="string">
            <text:p>Педесет и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2" calcext:value-type="string">
            <text:p>br-osn-muski-00-99-092</text:p>
          </table:table-cell>
          <table:table-cell office:value-type="string" calcext:value-type="string">
            <text:p>Педесет и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3" calcext:value-type="string">
            <text:p>br-osn-muski-00-99-093</text:p>
          </table:table-cell>
          <table:table-cell office:value-type="string" calcext:value-type="string">
            <text:p>Педесет и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4" calcext:value-type="string">
            <text:p>br-osn-muski-00-99-094</text:p>
          </table:table-cell>
          <table:table-cell office:value-type="string" calcext:value-type="string">
            <text:p>Педесет и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5" calcext:value-type="string">
            <text:p>br-osn-muski-00-99-095</text:p>
          </table:table-cell>
          <table:table-cell office:value-type="string" calcext:value-type="string">
            <text:p>Педесет и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6" calcext:value-type="string">
            <text:p>br-osn-muski-00-99-096</text:p>
          </table:table-cell>
          <table:table-cell office:value-type="string" calcext:value-type="string">
            <text:p>Педесет и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7" calcext:value-type="string">
            <text:p>br-osn-muski-00-99-097</text:p>
          </table:table-cell>
          <table:table-cell office:value-type="string" calcext:value-type="string">
            <text:p>Шез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8" calcext:value-type="string">
            <text:p>br-osn-muski-00-99-098</text:p>
          </table:table-cell>
          <table:table-cell office:value-type="string" calcext:value-type="string">
            <text:p>Шездесет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099" calcext:value-type="string">
            <text:p>br-osn-muski-00-99-099</text:p>
          </table:table-cell>
          <table:table-cell office:value-type="string" calcext:value-type="string">
            <text:p>Шездесет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0" calcext:value-type="string">
            <text:p>br-osn-muski-00-99-100</text:p>
          </table:table-cell>
          <table:table-cell office:value-type="string" calcext:value-type="string">
            <text:p>Шездесет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1" calcext:value-type="string">
            <text:p>br-osn-muski-00-99-101</text:p>
          </table:table-cell>
          <table:table-cell office:value-type="string" calcext:value-type="string">
            <text:p>Шездесет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2" calcext:value-type="string">
            <text:p>br-osn-muski-00-99-102</text:p>
          </table:table-cell>
          <table:table-cell office:value-type="string" calcext:value-type="string">
            <text:p>Шездесет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3" calcext:value-type="string">
            <text:p>br-osn-muski-00-99-103</text:p>
          </table:table-cell>
          <table:table-cell office:value-type="string" calcext:value-type="string">
            <text:p>Шездесет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4" calcext:value-type="string">
            <text:p>br-osn-muski-00-99-104</text:p>
          </table:table-cell>
          <table:table-cell office:value-type="string" calcext:value-type="string">
            <text:p>Шездесет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5" calcext:value-type="string">
            <text:p>br-osn-muski-00-99-105</text:p>
          </table:table-cell>
          <table:table-cell office:value-type="string" calcext:value-type="string">
            <text:p>Шездесет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6" calcext:value-type="string">
            <text:p>br-osn-muski-00-99-106</text:p>
          </table:table-cell>
          <table:table-cell office:value-type="string" calcext:value-type="string">
            <text:p>Шездесет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7" calcext:value-type="string">
            <text:p>br-osn-muski-00-99-107</text:p>
          </table:table-cell>
          <table:table-cell office:value-type="string" calcext:value-type="string">
            <text:p>Шездесет и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8" calcext:value-type="string">
            <text:p>br-osn-muski-00-99-108</text:p>
          </table:table-cell>
          <table:table-cell office:value-type="string" calcext:value-type="string">
            <text:p>Шездесет и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09" calcext:value-type="string">
            <text:p>br-osn-muski-00-99-109</text:p>
          </table:table-cell>
          <table:table-cell office:value-type="string" calcext:value-type="string">
            <text:p>Шездесет и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0" calcext:value-type="string">
            <text:p>br-osn-muski-00-99-110</text:p>
          </table:table-cell>
          <table:table-cell office:value-type="string" calcext:value-type="string">
            <text:p>Шездесет и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1" calcext:value-type="string">
            <text:p>br-osn-muski-00-99-111</text:p>
          </table:table-cell>
          <table:table-cell office:value-type="string" calcext:value-type="string">
            <text:p>Шездесет и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2" calcext:value-type="string">
            <text:p>br-osn-muski-00-99-112</text:p>
          </table:table-cell>
          <table:table-cell office:value-type="string" calcext:value-type="string">
            <text:p>Шездесет и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3" calcext:value-type="string">
            <text:p>br-osn-muski-00-99-113</text:p>
          </table:table-cell>
          <table:table-cell office:value-type="string" calcext:value-type="string">
            <text:p>Шездесет и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4" calcext:value-type="string">
            <text:p>br-osn-muski-00-99-114</text:p>
          </table:table-cell>
          <table:table-cell office:value-type="string" calcext:value-type="string">
            <text:p>Шездесет и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5" calcext:value-type="string">
            <text:p>br-osn-muski-00-99-115</text:p>
          </table:table-cell>
          <table:table-cell office:value-type="string" calcext:value-type="string">
            <text:p>Шездесет и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6" calcext:value-type="string">
            <text:p>br-osn-muski-00-99-116</text:p>
          </table:table-cell>
          <table:table-cell office:value-type="string" calcext:value-type="string">
            <text:p>Седам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7" calcext:value-type="string">
            <text:p>br-osn-muski-00-99-117</text:p>
          </table:table-cell>
          <table:table-cell office:value-type="string" calcext:value-type="string">
            <text:p>Седамдесет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8" calcext:value-type="string">
            <text:p>br-osn-muski-00-99-118</text:p>
          </table:table-cell>
          <table:table-cell office:value-type="string" calcext:value-type="string">
            <text:p>Седамдесет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19" calcext:value-type="string">
            <text:p>br-osn-muski-00-99-119</text:p>
          </table:table-cell>
          <table:table-cell office:value-type="string" calcext:value-type="string">
            <text:p>Седамдесет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0" calcext:value-type="string">
            <text:p>br-osn-muski-00-99-120</text:p>
          </table:table-cell>
          <table:table-cell office:value-type="string" calcext:value-type="string">
            <text:p>Седамдесет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1" calcext:value-type="string">
            <text:p>br-osn-muski-00-99-121</text:p>
          </table:table-cell>
          <table:table-cell office:value-type="string" calcext:value-type="string">
            <text:p>Седамдесет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2" calcext:value-type="string">
            <text:p>br-osn-muski-00-99-122</text:p>
          </table:table-cell>
          <table:table-cell office:value-type="string" calcext:value-type="string">
            <text:p>Седамдесет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3" calcext:value-type="string">
            <text:p>br-osn-muski-00-99-123</text:p>
          </table:table-cell>
          <table:table-cell office:value-type="string" calcext:value-type="string">
            <text:p>Седамдесет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4" calcext:value-type="string">
            <text:p>br-osn-muski-00-99-124</text:p>
          </table:table-cell>
          <table:table-cell office:value-type="string" calcext:value-type="string">
            <text:p>Седамдесет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5" calcext:value-type="string">
            <text:p>br-osn-muski-00-99-125</text:p>
          </table:table-cell>
          <table:table-cell office:value-type="string" calcext:value-type="string">
            <text:p>Седамдесет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6" calcext:value-type="string">
            <text:p>br-osn-muski-00-99-126</text:p>
          </table:table-cell>
          <table:table-cell office:value-type="string" calcext:value-type="string">
            <text:p>Седамдесет и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7" calcext:value-type="string">
            <text:p>br-osn-muski-00-99-127</text:p>
          </table:table-cell>
          <table:table-cell office:value-type="string" calcext:value-type="string">
            <text:p>Седамдесет и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8" calcext:value-type="string">
            <text:p>br-osn-muski-00-99-128</text:p>
          </table:table-cell>
          <table:table-cell office:value-type="string" calcext:value-type="string">
            <text:p>Седамдесет и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29" calcext:value-type="string">
            <text:p>br-osn-muski-00-99-129</text:p>
          </table:table-cell>
          <table:table-cell office:value-type="string" calcext:value-type="string">
            <text:p>Седамдесет и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0" calcext:value-type="string">
            <text:p>br-osn-muski-00-99-130</text:p>
          </table:table-cell>
          <table:table-cell office:value-type="string" calcext:value-type="string">
            <text:p>Седамдесет и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1" calcext:value-type="string">
            <text:p>br-osn-muski-00-99-131</text:p>
          </table:table-cell>
          <table:table-cell office:value-type="string" calcext:value-type="string">
            <text:p>Седамдесет и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2" calcext:value-type="string">
            <text:p>br-osn-muski-00-99-132</text:p>
          </table:table-cell>
          <table:table-cell office:value-type="string" calcext:value-type="string">
            <text:p>Седамдесет и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3" calcext:value-type="string">
            <text:p>br-osn-muski-00-99-133</text:p>
          </table:table-cell>
          <table:table-cell office:value-type="string" calcext:value-type="string">
            <text:p>Седамдесет и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4" calcext:value-type="string">
            <text:p>br-osn-muski-00-99-134</text:p>
          </table:table-cell>
          <table:table-cell office:value-type="string" calcext:value-type="string">
            <text:p>Седамдесет и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5" calcext:value-type="string">
            <text:p>br-osn-muski-00-99-135</text:p>
          </table:table-cell>
          <table:table-cell office:value-type="string" calcext:value-type="string">
            <text:p>Осам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6" calcext:value-type="string">
            <text:p>br-osn-muski-00-99-136</text:p>
          </table:table-cell>
          <table:table-cell office:value-type="string" calcext:value-type="string">
            <text:p>Осамдесет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7" calcext:value-type="string">
            <text:p>br-osn-muski-00-99-137</text:p>
          </table:table-cell>
          <table:table-cell office:value-type="string" calcext:value-type="string">
            <text:p>Осамдесет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8" calcext:value-type="string">
            <text:p>br-osn-muski-00-99-138</text:p>
          </table:table-cell>
          <table:table-cell office:value-type="string" calcext:value-type="string">
            <text:p>Осамдесет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39" calcext:value-type="string">
            <text:p>br-osn-muski-00-99-139</text:p>
          </table:table-cell>
          <table:table-cell office:value-type="string" calcext:value-type="string">
            <text:p>Осамдесет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0" calcext:value-type="string">
            <text:p>br-osn-muski-00-99-140</text:p>
          </table:table-cell>
          <table:table-cell office:value-type="string" calcext:value-type="string">
            <text:p>Осамдесет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1" calcext:value-type="string">
            <text:p>br-osn-muski-00-99-141</text:p>
          </table:table-cell>
          <table:table-cell office:value-type="string" calcext:value-type="string">
            <text:p>Осамдесет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2" calcext:value-type="string">
            <text:p>br-osn-muski-00-99-142</text:p>
          </table:table-cell>
          <table:table-cell office:value-type="string" calcext:value-type="string">
            <text:p>Осамдесет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3" calcext:value-type="string">
            <text:p>br-osn-muski-00-99-143</text:p>
          </table:table-cell>
          <table:table-cell office:value-type="string" calcext:value-type="string">
            <text:p>Осамдесет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4" calcext:value-type="string">
            <text:p>br-osn-muski-00-99-144</text:p>
          </table:table-cell>
          <table:table-cell office:value-type="string" calcext:value-type="string">
            <text:p>Осамдесет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5" calcext:value-type="string">
            <text:p>br-osn-muski-00-99-145</text:p>
          </table:table-cell>
          <table:table-cell office:value-type="string" calcext:value-type="string">
            <text:p>Осамдесет и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6" calcext:value-type="string">
            <text:p>br-osn-muski-00-99-146</text:p>
          </table:table-cell>
          <table:table-cell office:value-type="string" calcext:value-type="string">
            <text:p>Осамдесет и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7" calcext:value-type="string">
            <text:p>br-osn-muski-00-99-147</text:p>
          </table:table-cell>
          <table:table-cell office:value-type="string" calcext:value-type="string">
            <text:p>Осамдесет и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8" calcext:value-type="string">
            <text:p>br-osn-muski-00-99-148</text:p>
          </table:table-cell>
          <table:table-cell office:value-type="string" calcext:value-type="string">
            <text:p>Осамдесет и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49" calcext:value-type="string">
            <text:p>br-osn-muski-00-99-149</text:p>
          </table:table-cell>
          <table:table-cell office:value-type="string" calcext:value-type="string">
            <text:p>Осамдесет и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0" calcext:value-type="string">
            <text:p>br-osn-muski-00-99-150</text:p>
          </table:table-cell>
          <table:table-cell office:value-type="string" calcext:value-type="string">
            <text:p>Осамдесет и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1" calcext:value-type="string">
            <text:p>br-osn-muski-00-99-151</text:p>
          </table:table-cell>
          <table:table-cell office:value-type="string" calcext:value-type="string">
            <text:p>Осамдесет и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2" calcext:value-type="string">
            <text:p>br-osn-muski-00-99-152</text:p>
          </table:table-cell>
          <table:table-cell office:value-type="string" calcext:value-type="string">
            <text:p>Осамдесет и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3" calcext:value-type="string">
            <text:p>br-osn-muski-00-99-153</text:p>
          </table:table-cell>
          <table:table-cell office:value-type="string" calcext:value-type="string">
            <text:p>Осамдесет и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4" calcext:value-type="string">
            <text:p>br-osn-muski-00-99-154</text:p>
          </table:table-cell>
          <table:table-cell office:value-type="string" calcext:value-type="string">
            <text:p>Деведес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5" calcext:value-type="string">
            <text:p>br-osn-muski-00-99-155</text:p>
          </table:table-cell>
          <table:table-cell office:value-type="string" calcext:value-type="string">
            <text:p>Деведесет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6" calcext:value-type="string">
            <text:p>br-osn-muski-00-99-156</text:p>
          </table:table-cell>
          <table:table-cell office:value-type="string" calcext:value-type="string">
            <text:p>Деведесет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7" calcext:value-type="string">
            <text:p>br-osn-muski-00-99-157</text:p>
          </table:table-cell>
          <table:table-cell office:value-type="string" calcext:value-type="string">
            <text:p>Деведесет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8" calcext:value-type="string">
            <text:p>br-osn-muski-00-99-158</text:p>
          </table:table-cell>
          <table:table-cell office:value-type="string" calcext:value-type="string">
            <text:p>Деведесет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59" calcext:value-type="string">
            <text:p>br-osn-muski-00-99-159</text:p>
          </table:table-cell>
          <table:table-cell office:value-type="string" calcext:value-type="string">
            <text:p>Деведесет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0" calcext:value-type="string">
            <text:p>br-osn-muski-00-99-160</text:p>
          </table:table-cell>
          <table:table-cell office:value-type="string" calcext:value-type="string">
            <text:p>Деведесет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1" calcext:value-type="string">
            <text:p>br-osn-muski-00-99-161</text:p>
          </table:table-cell>
          <table:table-cell office:value-type="string" calcext:value-type="string">
            <text:p>Деведесет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2" calcext:value-type="string">
            <text:p>br-osn-muski-00-99-162</text:p>
          </table:table-cell>
          <table:table-cell office:value-type="string" calcext:value-type="string">
            <text:p>Деведесет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3" calcext:value-type="string">
            <text:p>br-osn-muski-00-99-163</text:p>
          </table:table-cell>
          <table:table-cell office:value-type="string" calcext:value-type="string">
            <text:p>Деведесет дев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4" calcext:value-type="string">
            <text:p>br-osn-muski-00-99-164</text:p>
          </table:table-cell>
          <table:table-cell office:value-type="string" calcext:value-type="string">
            <text:p>Деведесет и прв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5" calcext:value-type="string">
            <text:p>br-osn-muski-00-99-165</text:p>
          </table:table-cell>
          <table:table-cell office:value-type="string" calcext:value-type="string">
            <text:p>Деведесет и друг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6" calcext:value-type="string">
            <text:p>br-osn-muski-00-99-166</text:p>
          </table:table-cell>
          <table:table-cell office:value-type="string" calcext:value-type="string">
            <text:p>Деведесет и трећ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7" calcext:value-type="string">
            <text:p>br-osn-muski-00-99-167</text:p>
          </table:table-cell>
          <table:table-cell office:value-type="string" calcext:value-type="string">
            <text:p>Деведесет и четвр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8" calcext:value-type="string">
            <text:p>br-osn-muski-00-99-168</text:p>
          </table:table-cell>
          <table:table-cell office:value-type="string" calcext:value-type="string">
            <text:p>Деведесет и пе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69" calcext:value-type="string">
            <text:p>br-osn-muski-00-99-169</text:p>
          </table:table-cell>
          <table:table-cell office:value-type="string" calcext:value-type="string">
            <text:p>Деведесет и шест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70" calcext:value-type="string">
            <text:p>br-osn-muski-00-99-170</text:p>
          </table:table-cell>
          <table:table-cell office:value-type="string" calcext:value-type="string">
            <text:p>Деведесет и сед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71" calcext:value-type="string">
            <text:p>br-osn-muski-00-99-171</text:p>
          </table:table-cell>
          <table:table-cell office:value-type="string" calcext:value-type="string">
            <text:p>Деведесет и осми.</text:p>
          </table:table-cell>
        </table:table-row>
        <table:table-row table:style-name="ro1">
          <table:table-cell table:formula="of:=&quot;br-osn-muski-00-99-&quot; &amp; TEXT(ROW(); &quot;000&quot;)" office:value-type="string" office:string-value="br-osn-muski-00-99-172" calcext:value-type="string">
            <text:p>br-osn-muski-00-99-172</text:p>
          </table:table-cell>
          <table:table-cell office:value-type="string" calcext:value-type="string">
            <text:p>Деведесет и девети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47:26.9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9:59.880000000</meta:creation-date>
    <dc:date>2024-02-23T16:47:39.125000000</dc:date>
    <meta:editing-duration>PT23M4S</meta:editing-duration>
    <meta:editing-cycles>5</meta:editing-cycles>
    <meta:generator>LibreOffice/7.5.9.2$Windows_X86_64 LibreOffice_project/cdeefe45c17511d326101eed8008ac4092f278a9</meta:generator>
    <meta:document-statistic meta:table-count="1" meta:cell-count="344" meta:object-count="0"/>
  </office:meta>
</office:document-meta>
</file>